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Liberation Sans" fo:font-size="12pt" fo:font-weight="normal" style:font-size-asian="12pt" style:font-weight-asian="normal"/>
    </style:style>
    <style:style style:name="P2" style:family="paragraph" style:parent-style-name="Standard">
      <style:text-properties fo:color="#000000" style:font-name="Liberation Sans" fo:font-size="12pt" fo:font-weight="bold" style:font-size-asian="12pt" style:font-weight-asian="bold"/>
    </style:style>
    <style:style style:name="P3" style:family="paragraph" style:parent-style-name="Standard">
      <style:text-properties fo:color="#000000" style:font-name="Liberation Sans" fo:font-size="12pt" fo:font-style="italic" fo:font-weight="bold" style:font-size-asian="12pt" style:font-style-asian="italic" style:font-weight-asian="bold"/>
    </style:style>
    <style:style style:name="P4" style:family="paragraph" style:parent-style-name="Standard">
      <style:text-properties fo:color="#000000" style:font-name="Liberation Sans" fo:font-size="12pt" fo:font-style="italic" style:text-underline-style="solid" style:text-underline-width="auto" style:text-underline-color="#000000" fo:font-weight="bold" style:font-size-asian="12pt" style:font-style-asian="italic" style:font-weight-asian="bold"/>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italic" style:text-underline-style="solid" style:text-underline-width="auto" style:text-underline-color="#000000" fo:font-weight="bold" style:font-size-asian="12pt" style:font-style-asian="italic" style:font-weight-asian="bold"/>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italic" style:text-underline-style="solid" style:text-underline-width="auto" style:text-underline-color="#000000" fo:font-weight="bold" officeooo:paragraph-rsid="00503fae" style:font-size-asian="12pt" style:font-style-asian="italic" style:font-weight-asian="bold"/>
    </style:style>
    <style:style style:name="P7" style:family="paragraph" style:parent-style-name="Standard">
      <style:text-properties fo:color="#000000" style:font-name="Liberation Sans" fo:font-size="12pt" fo:font-style="italic" style:text-underline-style="none" fo:font-weight="normal" style:font-size-asian="12pt" style:font-style-asian="italic" style:font-weight-asian="normal"/>
    </style:style>
    <style:style style:name="P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italic" style:text-underline-style="none" fo:font-weight="normal" style:font-size-asian="12pt" style:font-style-asian="italic" style:font-weight-asian="normal"/>
    </style:style>
    <style:style style:name="P9" style:family="paragraph" style:parent-style-name="Standard">
      <style:text-properties fo:color="#000000" style:font-name="Liberation Sans" fo:font-size="12pt" fo:font-style="normal" fo:font-weight="normal" style:font-size-asian="12pt" style:font-style-asian="normal" style:font-weight-asian="normal"/>
    </style:style>
    <style:style style:name="P10" style:family="paragraph" style:parent-style-name="Standard">
      <style:text-properties fo:color="#000000" style:font-name="Liberation Sans" fo:font-size="12pt" fo:font-style="normal" fo:font-weight="normal" officeooo:rsid="004f648d" officeooo:paragraph-rsid="004f648d" style:font-size-asian="12pt" style:font-style-asian="normal" style:font-weight-asian="normal"/>
    </style:style>
    <style:style style:name="P11" style:family="paragraph" style:parent-style-name="Standard">
      <style:text-properties fo:color="#000000" style:font-name="Liberation Sans" fo:font-size="12pt" fo:font-style="normal" fo:font-weight="bold" style:font-size-asian="12pt" style:font-style-asian="normal" style:font-weight-asian="bold"/>
    </style:style>
    <style:style style:name="P12" style:family="paragraph" style:parent-style-name="Standard">
      <style:text-properties fo:color="#000000" style:font-name="Liberation Sans" fo:font-size="12pt" fo:font-style="normal" fo:font-weight="bold" officeooo:paragraph-rsid="004de180" style:font-size-asian="12pt" style:font-style-asian="normal" style:font-weight-asian="bold"/>
    </style:style>
    <style:style style:name="P13" style:family="paragraph" style:parent-style-name="Standard">
      <style:text-properties fo:color="#000000" style:font-name="Liberation Sans" fo:font-size="12pt" fo:font-style="normal" style:text-underline-style="solid" style:text-underline-width="auto" style:text-underline-color="#000000" fo:font-weight="bold" style:font-size-asian="12pt" style:font-style-asian="normal" style:font-weight-asian="bold"/>
    </style:style>
    <style:style style:name="P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solid" style:text-underline-width="auto" style:text-underline-color="#000000" fo:font-weight="bold" style:font-size-asian="12pt" style:font-style-asian="normal" style:font-weight-asian="bold"/>
    </style:style>
    <style:style style:name="P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solid" style:text-underline-width="auto" style:text-underline-color="#000000" fo:font-weight="bold" officeooo:paragraph-rsid="004de180" style:font-size-asian="12pt" style:font-style-asian="normal" style:font-weight-asian="bold"/>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solid" style:text-underline-width="auto" style:text-underline-color="#000000" fo:font-weight="bold" officeooo:paragraph-rsid="004de180" style:font-size-asian="12pt" style:font-style-asian="normal" style:font-weight-asian="bold"/>
    </style:style>
    <style:style style:name="P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solid" style:text-underline-width="auto" style:text-underline-color="#000000" fo:font-weight="normal" style:font-size-asian="12pt" style:font-style-asian="normal" style:font-weight-asian="normal"/>
    </style:style>
    <style:style style:name="P18" style:family="paragraph" style:parent-style-name="Standard">
      <style:text-properties fo:color="#000000" style:font-name="Liberation Sans" fo:font-size="12pt" fo:font-style="normal" style:text-underline-style="none" fo:font-weight="bold" style:font-size-asian="12pt" style:font-style-asian="normal" style:font-weight-asian="bold"/>
    </style:style>
    <style:style style:name="P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none" fo:font-weight="bold" style:font-size-asian="12pt" style:font-style-asian="normal" style:font-weight-asian="bold"/>
    </style:style>
    <style:style style:name="P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none" fo:font-weight="bold" officeooo:paragraph-rsid="004de180" style:font-size-asian="12pt" style:font-style-asian="normal" style:font-weight-asian="bold"/>
    </style:style>
    <style:style style:name="P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none" fo:font-weight="bold" officeooo:paragraph-rsid="0056303f" style:font-size-asian="12pt" style:font-style-asian="normal" style:font-weight-asian="bold"/>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bold" style:font-size-asian="12pt" style:font-style-asian="normal" style:font-weight-asian="bold"/>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bold" officeooo:paragraph-rsid="004de180" style:font-size-asian="12pt" style:font-style-asian="normal" style:font-weight-asian="bold"/>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bold" officeooo:paragraph-rsid="00503fae" style:font-size-asian="12pt" style:font-style-asian="normal" style:font-weight-asian="bold"/>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bold" officeooo:rsid="00503fae" officeooo:paragraph-rsid="00503fae" style:font-size-asian="12pt" style:font-style-asian="normal" style:font-weight-asian="bold" style:font-weight-complex="bold"/>
    </style:style>
    <style:style style:name="P26" style:family="paragraph" style:parent-style-name="Standard">
      <style:text-properties fo:color="#000000" style:font-name="Liberation Sans" fo:font-size="12pt" fo:font-style="normal" style:text-underline-style="none" fo:font-weight="normal" style:font-size-asian="12pt" style:font-style-asian="normal" style:font-weight-asian="normal"/>
    </style:style>
    <style:style style:name="P2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none" fo:font-weight="normal" style:font-size-asian="12pt" style:font-style-asian="normal" style:font-weight-asian="normal"/>
    </style:style>
    <style:style style:name="P2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Liberation Sans" fo:font-size="12pt" fo:font-style="normal" style:text-underline-style="none" fo:font-weight="normal" officeooo:paragraph-rsid="004de180" style:font-size-asian="12pt" style:font-style-asian="normal" style:font-weight-asian="normal"/>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normal" style:font-size-asian="12pt" style:font-style-asian="normal" style:font-weight-asian="normal"/>
    </style:style>
    <style:style style:name="P3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normal" officeooo:paragraph-rsid="004de180" style:font-size-asian="12pt" style:font-style-asian="normal" style:font-weight-asian="normal"/>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normal" officeooo:paragraph-rsid="00503fae" style:font-size-asian="12pt" style:font-style-asian="normal" style:font-weight-asian="normal"/>
    </style:style>
    <style:style style:name="P32" style:family="paragraph" style:parent-style-name="Standard">
      <style:text-properties fo:color="#000000" style:font-name="Liberation Sans" fo:font-size="12pt" fo:font-style="normal" style:text-underline-style="none" fo:font-weight="normal" officeooo:paragraph-rsid="004de180" style:font-size-asian="12pt" style:font-style-asian="normal" style:font-weight-asian="normal"/>
    </style:style>
    <style:style style:name="P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style="normal" style:text-underline-style="none" fo:font-weight="normal" officeooo:rsid="00503fae" officeooo:paragraph-rsid="00503fae" style:font-size-asian="12pt" style:font-style-asian="normal" style:font-weight-asian="normal"/>
    </style:style>
    <style:style style:name="P34" style:family="paragraph" style:parent-style-name="Standard">
      <style:text-properties style:font-name="Liberation Sans"/>
    </style:style>
    <style:style style:name="P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officeooo:paragraph-rsid="004de180"/>
    </style:style>
    <style:style style:name="P3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style:style>
    <style:style style:name="P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officeooo:paragraph-rsid="00503fae"/>
    </style:style>
    <style:style style:name="P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officeooo:paragraph-rsid="0052d10e"/>
    </style:style>
    <style:style style:name="P40" style:family="paragraph" style:parent-style-name="Standard">
      <style:text-properties style:font-name="Liberation Sans" officeooo:paragraph-rsid="000a60f7"/>
    </style:style>
    <style:style style:name="P41" style:family="paragraph" style:parent-style-name="Standard">
      <style:text-properties style:font-name="Liberation Sans" officeooo:paragraph-rsid="001573e8"/>
    </style:style>
    <style:style style:name="P42" style:family="paragraph" style:parent-style-name="Standard">
      <style:text-properties style:font-name="Liberation Sans" fo:font-style="italic" officeooo:paragraph-rsid="0044d96c" style:font-style-asian="italic" style:font-style-complex="italic"/>
    </style:style>
    <style:style style:name="P43" style:family="paragraph" style:parent-style-name="Standard">
      <style:text-properties style:font-name="Liberation Sans" officeooo:paragraph-rsid="004d5766"/>
    </style:style>
    <style:style style:name="P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fo:font-weight="bold" officeooo:paragraph-rsid="00503fae" style:font-weight-asian="bold" style:font-weight-complex="bold"/>
    </style:style>
    <style:style style:name="P45" style:family="paragraph" style:parent-style-name="Standard" style:master-page-name="Standard">
      <style:paragraph-properties style:page-number="auto"/>
      <style:text-properties style:font-name="Liberation Sans"/>
    </style:style>
    <style:style style:name="T1" style:family="text">
      <style:text-properties fo:color="#000000" fo:font-size="12pt" fo:font-weight="bold" style:font-size-asian="12pt" style:font-weight-asian="bold"/>
    </style:style>
    <style:style style:name="T2" style:family="text">
      <style:text-properties fo:color="#000000" fo:font-size="12pt" fo:font-weight="bold" officeooo:rsid="0043cf30" style:font-size-asian="12pt" style:font-weight-asian="bold"/>
    </style:style>
    <style:style style:name="T3" style:family="text">
      <style:text-properties fo:color="#000000" fo:font-size="12pt" fo:font-weight="bold" officeooo:rsid="006956e5" style:font-size-asian="12pt" style:font-weight-asian="bold"/>
    </style:style>
    <style:style style:name="T4" style:family="text">
      <style:text-properties fo:color="#000000" fo:font-size="12pt" fo:font-weight="bold" officeooo:rsid="006b2429" style:font-size-asian="12pt" style:font-weight-asian="bold"/>
    </style:style>
    <style:style style:name="T5" style:family="text">
      <style:text-properties fo:color="#000000" fo:font-size="12pt" fo:font-weight="bold" officeooo:rsid="006d0719" style:font-size-asian="12pt" style:font-weight-asian="bold"/>
    </style:style>
    <style:style style:name="T6" style:family="text">
      <style:text-properties fo:color="#000000" fo:font-size="12pt" fo:font-weight="normal" style:font-size-asian="12pt" style:font-weight-asian="normal"/>
    </style:style>
    <style:style style:name="T7" style:family="text">
      <style:text-properties fo:color="#000000" fo:font-size="12pt" fo:font-weight="normal" officeooo:rsid="0008e349" style:font-size-asian="12pt" style:font-weight-asian="normal"/>
    </style:style>
    <style:style style:name="T8" style:family="text">
      <style:text-properties fo:color="#000000" fo:font-size="12pt" fo:font-weight="normal" officeooo:rsid="0043cf30" style:font-size-asian="12pt" style:font-weight-asian="normal"/>
    </style:style>
    <style:style style:name="T9" style:family="text">
      <style:text-properties fo:color="#000000" fo:font-size="12pt" fo:font-weight="normal" officeooo:rsid="0044d96c" style:font-size-asian="12pt" style:font-weight-asian="normal"/>
    </style:style>
    <style:style style:name="T10" style:family="text">
      <style:text-properties fo:color="#000000" fo:font-size="12pt" fo:font-weight="normal" officeooo:rsid="006956e5" style:font-size-asian="12pt" style:font-weight-asian="normal"/>
    </style:style>
    <style:style style:name="T11" style:family="text">
      <style:text-properties fo:color="#000000" fo:font-size="12pt" fo:font-weight="normal" officeooo:rsid="006cda8c" style:font-size-asian="12pt" style:font-weight-asian="normal"/>
    </style:style>
    <style:style style:name="T12" style:family="text">
      <style:text-properties fo:color="#000000" fo:font-size="12pt" fo:font-weight="normal" officeooo:rsid="006d0719" style:font-size-asian="12pt" style:font-weight-asian="normal"/>
    </style:style>
    <style:style style:name="T13" style:family="text">
      <style:text-properties fo:color="#000000" fo:font-size="12pt" fo:font-style="italic" fo:font-weight="normal" style:font-size-asian="12pt" style:font-style-asian="italic" style:font-weight-asian="normal"/>
    </style:style>
    <style:style style:name="T14" style:family="text">
      <style:text-properties fo:color="#000000" fo:font-size="12pt" fo:font-style="italic" fo:font-weight="normal" style:font-size-asian="12pt" style:font-style-asian="italic" style:font-weight-asian="normal" style:font-style-complex="italic"/>
    </style:style>
    <style:style style:name="T15" style:family="text">
      <style:text-properties fo:color="#000000" fo:font-size="12pt" fo:font-style="italic" fo:font-weight="normal" officeooo:rsid="000a60f7" style:font-size-asian="12pt" style:font-style-asian="italic" style:font-weight-asian="normal" style:font-style-complex="italic"/>
    </style:style>
    <style:style style:name="T16" style:family="text">
      <style:text-properties fo:color="#000000" fo:font-size="12pt" fo:font-style="italic" fo:font-weight="normal" officeooo:rsid="003985b3" style:font-size-asian="12pt" style:font-style-asian="italic" style:font-weight-asian="normal" style:font-style-complex="italic"/>
    </style:style>
    <style:style style:name="T17" style:family="text">
      <style:text-properties fo:color="#000000" fo:font-size="12pt" fo:font-style="italic" fo:font-weight="normal" officeooo:rsid="00181615" style:font-size-asian="12pt" style:font-style-asian="italic" style:font-weight-asian="normal"/>
    </style:style>
    <style:style style:name="T18" style:family="text">
      <style:text-properties fo:color="#000000" fo:font-size="12pt" fo:font-style="italic" fo:font-weight="normal" officeooo:rsid="0044d96c" style:font-size-asian="12pt" style:font-style-asian="italic" style:font-weight-asian="normal"/>
    </style:style>
    <style:style style:name="T19" style:family="text">
      <style:text-properties fo:color="#000000" fo:font-size="12pt" fo:font-style="italic" fo:font-weight="normal" officeooo:rsid="005aac64" style:font-size-asian="12pt" style:font-style-asian="italic" style:font-weight-asian="normal"/>
    </style:style>
    <style:style style:name="T20" style:family="text">
      <style:text-properties fo:color="#000000" fo:font-size="12pt" fo:font-style="italic" style:text-underline-style="none" fo:font-weight="normal" style:font-size-asian="12pt" style:font-style-asian="italic" style:font-weight-asian="normal"/>
    </style:style>
    <style:style style:name="T21" style:family="text">
      <style:text-properties fo:color="#000000" fo:font-size="12pt" fo:font-style="normal" fo:font-weight="normal" style:font-size-asian="12pt" style:font-style-asian="normal" style:font-weight-asian="normal"/>
    </style:style>
    <style:style style:name="T22" style:family="text">
      <style:text-properties fo:color="#000000" fo:font-size="12pt" fo:font-style="normal" fo:font-weight="normal" officeooo:rsid="0008e349" style:font-size-asian="12pt" style:font-style-asian="normal" style:font-weight-asian="normal"/>
    </style:style>
    <style:style style:name="T23" style:family="text">
      <style:text-properties fo:color="#000000" fo:font-size="12pt" fo:font-style="normal" fo:font-weight="normal" officeooo:rsid="000a60f7" style:font-size-asian="12pt" style:font-style-asian="normal" style:font-weight-asian="normal"/>
    </style:style>
    <style:style style:name="T24" style:family="text">
      <style:text-properties fo:color="#000000" fo:font-size="12pt" fo:font-style="normal" fo:font-weight="normal" style:font-size-asian="12pt" style:font-style-asian="normal" style:font-weight-asian="normal" style:font-style-complex="normal"/>
    </style:style>
    <style:style style:name="T25" style:family="text">
      <style:text-properties fo:color="#000000" fo:font-size="12pt" fo:font-style="normal" fo:font-weight="normal" officeooo:rsid="000a60f7" style:font-size-asian="12pt" style:font-style-asian="normal" style:font-weight-asian="normal" style:font-style-complex="normal"/>
    </style:style>
    <style:style style:name="T26" style:family="text">
      <style:text-properties fo:color="#000000" fo:font-size="12pt" fo:font-style="normal" fo:font-weight="normal" officeooo:rsid="003985b3" style:font-size-asian="12pt" style:font-style-asian="normal" style:font-weight-asian="normal" style:font-style-complex="normal"/>
    </style:style>
    <style:style style:name="T27" style:family="text">
      <style:text-properties fo:color="#000000" fo:font-size="12pt" fo:font-style="normal" fo:font-weight="normal" officeooo:rsid="0044d96c" style:font-size-asian="12pt" style:font-style-asian="normal" style:font-weight-asian="normal" style:font-style-complex="normal"/>
    </style:style>
    <style:style style:name="T28" style:family="text">
      <style:text-properties fo:color="#000000" fo:font-size="12pt" fo:font-style="normal" fo:font-weight="normal" officeooo:rsid="001697f2" style:font-size-asian="12pt" style:font-style-asian="normal" style:font-weight-asian="normal"/>
    </style:style>
    <style:style style:name="T29" style:family="text">
      <style:text-properties fo:color="#000000" fo:font-size="12pt" fo:font-style="normal" fo:font-weight="normal" officeooo:rsid="001977e9" style:font-size-asian="12pt" style:font-style-asian="normal" style:font-weight-asian="normal"/>
    </style:style>
    <style:style style:name="T30" style:family="text">
      <style:text-properties fo:color="#000000" fo:font-size="12pt" fo:font-style="normal" fo:font-weight="normal" officeooo:rsid="003985b3" style:font-size-asian="12pt" style:font-style-asian="normal" style:font-weight-asian="normal"/>
    </style:style>
    <style:style style:name="T31" style:family="text">
      <style:text-properties fo:color="#000000" fo:font-size="12pt" fo:font-style="normal" fo:font-weight="normal" officeooo:rsid="004538b0" style:font-size-asian="12pt" style:font-style-asian="normal" style:font-weight-asian="normal"/>
    </style:style>
    <style:style style:name="T32" style:family="text">
      <style:text-properties fo:color="#000000" fo:font-size="12pt" fo:font-style="normal" fo:font-weight="normal" officeooo:rsid="004a4cf2" style:font-size-asian="12pt" style:font-style-asian="normal" style:font-weight-asian="normal"/>
    </style:style>
    <style:style style:name="T33" style:family="text">
      <style:text-properties fo:color="#000000" fo:font-size="12pt" fo:font-style="normal" fo:font-weight="normal" officeooo:rsid="0054ba9c" style:font-size-asian="12pt" style:font-style-asian="normal" style:font-weight-asian="normal"/>
    </style:style>
    <style:style style:name="T34" style:family="text">
      <style:text-properties fo:color="#000000" fo:font-size="12pt" fo:font-style="normal" fo:font-weight="normal" officeooo:rsid="005fedd1" style:font-size-asian="12pt" style:font-style-asian="normal" style:font-weight-asian="normal"/>
    </style:style>
    <style:style style:name="T35" style:family="text">
      <style:text-properties fo:color="#000000" fo:font-size="12pt" fo:font-style="normal" fo:font-weight="normal" officeooo:rsid="00676d90" style:font-size-asian="12pt" style:font-style-asian="normal" style:font-weight-asian="normal"/>
    </style:style>
    <style:style style:name="T36" style:family="text">
      <style:text-properties fo:color="#000000" fo:font-size="12pt" fo:font-style="normal" style:text-underline-style="solid" style:text-underline-width="auto" style:text-underline-color="#000000" fo:font-weight="normal" style:font-size-asian="12pt" style:font-style-asian="normal" style:font-weight-asian="normal"/>
    </style:style>
    <style:style style:name="T37" style:family="text">
      <style:text-properties fo:color="#000000" fo:font-size="12pt" fo:font-style="normal" style:text-underline-style="none" fo:font-weight="normal" style:font-size-asian="12pt" style:font-style-asian="normal" style:font-weight-asian="normal"/>
    </style:style>
    <style:style style:name="T38" style:family="text">
      <style:text-properties fo:color="#000000" fo:font-size="12pt" fo:font-style="normal" style:text-underline-style="none" fo:font-weight="normal" officeooo:rsid="00306905" style:font-size-asian="12pt" style:font-style-asian="normal" style:font-weight-asian="normal"/>
    </style:style>
    <style:style style:name="T39" style:family="text">
      <style:text-properties fo:color="#000000" fo:font-size="12pt" fo:font-style="normal" style:text-underline-style="none" fo:font-weight="normal" officeooo:rsid="0030b1a1" style:font-size-asian="12pt" style:font-style-asian="normal" style:font-weight-asian="normal"/>
    </style:style>
    <style:style style:name="T40" style:family="text">
      <style:text-properties fo:color="#000000" fo:font-size="12pt" fo:font-style="normal" style:text-underline-style="none" fo:font-weight="normal" officeooo:rsid="0031bb32" style:font-size-asian="12pt" style:font-style-asian="normal" style:font-weight-asian="normal"/>
    </style:style>
    <style:style style:name="T41" style:family="text">
      <style:text-properties fo:color="#000000" fo:font-size="12pt" fo:font-style="normal" style:text-underline-style="none" fo:font-weight="normal" officeooo:rsid="00503fae" style:font-size-asian="12pt" style:font-style-asian="normal" style:font-weight-asian="normal" style:font-weight-complex="normal"/>
    </style:style>
    <style:style style:name="T42" style:family="text">
      <style:text-properties fo:color="#000000" fo:font-size="12pt" fo:font-style="normal" style:text-underline-style="none" fo:font-weight="normal" officeooo:rsid="00515d8a" style:font-size-asian="12pt" style:font-style-asian="normal" style:font-weight-asian="normal" style:font-weight-complex="normal"/>
    </style:style>
    <style:style style:name="T43" style:family="text">
      <style:text-properties fo:color="#000000" fo:font-size="12pt" fo:font-style="normal" style:text-underline-style="none" fo:font-weight="normal" officeooo:rsid="0052d10e" style:font-size-asian="12pt" style:font-style-asian="normal" style:font-weight-asian="normal"/>
    </style:style>
    <style:style style:name="T44" style:family="text">
      <style:text-properties fo:color="#000000" fo:font-size="12pt" fo:font-style="normal" style:text-underline-style="none" fo:font-weight="normal" officeooo:rsid="006d84bf" style:font-size-asian="12pt" style:font-style-asian="normal" style:font-weight-asian="normal"/>
    </style:style>
    <style:style style:name="T45" style:family="text">
      <style:text-properties fo:color="#000000" fo:font-size="12pt" fo:font-style="normal" style:text-underline-style="none" fo:font-weight="bold" style:font-size-asian="12pt" style:font-style-asian="normal" style:font-weight-asian="bold"/>
    </style:style>
    <style:style style:name="T46" style:family="text">
      <style:text-properties fo:color="#000000" fo:font-size="12pt" fo:font-style="normal" style:text-underline-style="none" fo:font-weight="bold" style:font-size-asian="12pt" style:font-style-asian="normal" style:font-weight-asian="bold" style:font-weight-complex="bold"/>
    </style:style>
    <style:style style:name="T47" style:family="text">
      <style:text-properties fo:color="#000000" fo:font-size="12pt" fo:font-style="normal" style:text-underline-style="none" fo:font-weight="bold" officeooo:rsid="00306905" style:font-size-asian="12pt" style:font-style-asian="normal" style:font-weight-asian="bold" style:font-weight-complex="bold"/>
    </style:style>
    <style:style style:name="T48" style:family="text">
      <style:text-properties fo:color="#000000" style:font-name="Liberation Sans" fo:font-size="12pt" fo:font-style="normal" style:text-underline-style="none" fo:font-weight="normal" style:font-size-asian="12pt" style:font-style-asian="normal" style:font-weight-asian="normal"/>
    </style:style>
    <style:style style:name="T49" style:family="text">
      <style:text-properties style:font-name="Liberation Sans"/>
    </style:style>
    <style:style style:name="T50" style:family="text">
      <style:text-properties officeooo:rsid="001ad220"/>
    </style:style>
    <style:style style:name="T51" style:family="text">
      <style:text-properties officeooo:rsid="001afbfc"/>
    </style:style>
    <style:style style:name="T52" style:family="text">
      <style:text-properties officeooo:rsid="00218c38"/>
    </style:style>
    <style:style style:name="T53" style:family="text">
      <style:text-properties officeooo:rsid="0023e885"/>
    </style:style>
    <style:style style:name="T54" style:family="text">
      <style:text-properties officeooo:rsid="0024c6c7"/>
    </style:style>
    <style:style style:name="T55" style:family="text">
      <style:text-properties officeooo:rsid="0026b952"/>
    </style:style>
    <style:style style:name="T56" style:family="text">
      <style:text-properties officeooo:rsid="00272e2a"/>
    </style:style>
    <style:style style:name="T57" style:family="text">
      <style:text-properties officeooo:rsid="0028c04b"/>
    </style:style>
    <style:style style:name="T58" style:family="text">
      <style:text-properties officeooo:rsid="002a19ae"/>
    </style:style>
    <style:style style:name="T59" style:family="text">
      <style:text-properties officeooo:rsid="002f0db6"/>
    </style:style>
    <style:style style:name="T60" style:family="text">
      <style:text-properties officeooo:rsid="00306905"/>
    </style:style>
    <style:style style:name="T61" style:family="text">
      <style:text-properties officeooo:rsid="0030b1a1"/>
    </style:style>
    <style:style style:name="T62" style:family="text">
      <style:text-properties officeooo:rsid="003174d3"/>
    </style:style>
    <style:style style:name="T63" style:family="text">
      <style:text-properties officeooo:rsid="0031bb32"/>
    </style:style>
    <style:style style:name="T64" style:family="text">
      <style:text-properties officeooo:rsid="00352377"/>
    </style:style>
    <style:style style:name="T65" style:family="text">
      <style:text-properties officeooo:rsid="0035f3fb"/>
    </style:style>
    <style:style style:name="T66" style:family="text">
      <style:text-properties officeooo:rsid="004de180"/>
    </style:style>
    <style:style style:name="T67" style:family="text">
      <style:text-properties officeooo:rsid="00503fae"/>
    </style:style>
    <style:style style:name="T68" style:family="text">
      <style:text-properties fo:font-style="italic" style:font-style-asian="italic" style:font-style-complex="italic"/>
    </style:style>
    <style:style style:name="T69" style:family="text">
      <style:text-properties officeooo:rsid="0065f3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TallerTower Manual V</text:span><text:span text:style-name="T4">5</text:span><text:span text:style-name="T2">.</text:span><text:span text:style-name="T4">1</text:span><text:span text:style-name="T2">.0</text:span><text:span text:style-name="T3">-beta</text:span><text:span text:style-name="T5">2</text:span></text:p>
      <text:p text:style-name="P34"><text:span text:style-name="T6">Copyright © 201</text:span><text:span text:style-name="T7">3</text:span><text:span text:style-name="T6">, Eric Ahnell.</text:span></text:p>
      <text:p text:style-name="P1"/>
      <text:p text:style-name="P34"><text:span text:style-name="T6">This manual was last updated on </text:span><text:span text:style-name="T8">Ju</text:span><text:span text:style-name="T10">ly</text:span><text:span text:style-name="T8"> </text:span><text:span text:style-name="T10">1</text:span><text:span text:style-name="T12">4</text:span><text:span text:style-name="T7">, 2013</text:span><text:span text:style-name="T6">.</text:span></text:p>
      <text:p text:style-name="P1"/>
      <text:p text:style-name="P2">Questions / Bug reports / Suggestions</text:p>
      <text:p text:style-name="P1"/>
      <text:p text:style-name="P1">E-mail any questions, bug reports, or suggestions to us at: products@puttysoftware.com</text:p>
      <text:p text:style-name="P1"/>
      <text:p text:style-name="P1">ALWAYS include the version of TallerTower that you have. <text:s/>A lot of things change, and without the version number it is pretty tough to verify the problem. <text:s/>Please try to be as specific as possible. <text:s/>A comment such as, "It crashes all the time," is too vague, and will not be of any real value in correcting the problem. Try to describe where you were and what you were doing, along with your system configuration, and the log file containing details of the crash, if TallerTower crashed. Mac OS X users can use System Profiler, in the Utilities folder, to generate a system report of their system configuration.</text:p>
      <text:p text:style-name="P1"/>
      <text:p text:style-name="P2">About This Manual</text:p>
      <text:p text:style-name="P1"/>
      <text:p text:style-name="P34"><text:span text:style-name="T6">This manual was created with </text:span><text:span text:style-name="T7">LibreOffice</text:span><text:span text:style-name="T6">. It was exported to PDF with the built-in Print to PDF feature.</text:span></text:p>
      <text:p text:style-name="P1"/>
      <text:p text:style-name="P2">System Requirements</text:p>
      <text:p text:style-name="P3"/>
      <text:p text:style-name="P34"><text:span text:style-name="T13">OS X: </text:span><text:span text:style-name="T21">TallerTower requires any Intel Mac, running OS X 10.7.</text:span><text:span text:style-name="T22">3</text:span><text:span text:style-name="T21"> “Lion” or later, and 500 MB of free disk space.</text:span></text:p>
      <text:p text:style-name="P34"><text:span text:style-name="T13">Windows: </text:span><text:span text:style-name="T21">TallerTower requires any Intel or AMD CPU capable of running Windows XP or later, and 500 MB of free disk space.</text:span></text:p>
      <text:p text:style-name="P34"><text:span text:style-name="T13">Linux: </text:span><text:span text:style-name="T21">TallerTower requires any Intel or AMD CPU capable of running Linux 2.6 kernel or later, and 500 MB of free disk space. Java SE 7 or later is also required – to get this open up your favorite package manager, if you do not already have it. You only need the JRE, not the JDK.</text:span></text:p>
      <text:p text:style-name="P34"><text:span text:style-name="T13">Note for </text:span><text:span text:style-name="T18">Linux</text:span><text:span text:style-name="T13">:</text:span><text:span text:style-name="T21"> The latest available update to Java is strongly recommended.</text:span></text:p>
      <text:p text:style-name="P42"><text:span text:style-name="T9">Note for OS X and Windows: </text:span><text:span text:style-name="T27">The JRE is now bundled with the game.</text:span></text:p>
      <text:p text:style-name="P9"/>
      <text:p text:style-name="P11">The Menus – An Overview</text:p>
      <text:p text:style-name="P11">File</text:p>
      <text:p text:style-name="P34"><text:span text:style-name="T13">Open </text:span><text:span text:style-name="T19">Game</text:span><text:span text:style-name="T13">…</text:span><text:span text:style-name="T21">: Opens an existing Game that has been saved with the </text:span><text:span text:style-name="T13">Save Game</text:span><text:span text:style-name="T21"> command.</text:span></text:p>
      <text:p text:style-name="P34"><text:span text:style-name="T13">Close</text:span><text:span text:style-name="T21">: Closes the </text:span><text:span text:style-name="T23">Game </text:span><text:span text:style-name="T21">Window, </text:span><text:span text:style-name="T33">returning you to the main screen. If you have unsaved changes, you will be prompted to save </text:span><text:span text:style-name="T35">them</text:span><text:span text:style-name="T33">.</text:span></text:p>
      <text:p text:style-name="P43"><text:span text:style-name="T13">Save </text:span><text:span text:style-name="T19">Game</text:span><text:span text:style-name="T21">: Saves </text:span><text:span text:style-name="T23">your progress</text:span><text:span text:style-name="T21">.</text:span></text:p>
      <text:p text:style-name="P34"><text:span text:style-name="T13">Preferences</text:span><text:span text:style-name="T21">: Allows configuration of various Game Settings. (On Mac OS X, this </text:span><text:span text:style-name="T21">command is in the TallerTower Menu.)</text:span></text:p>
      <text:p text:style-name="P34"><text:soft-page-break/><text:span text:style-name="T13">Exit</text:span><text:span text:style-name="T21"> (non-Mac OS X platforms only): Quits the Program. (On Mac OS X, the Quit TallerTower command in the TallerTower menu does the same thing.)</text:span></text:p>
      <text:p text:style-name="P11">Game</text:p>
      <text:p text:style-name="P40"><text:span text:style-name="T15">New Game</text:span><text:span text:style-name="T25">:</text:span><text:span text:style-name="T21"> </text:span><text:span text:style-name="T23">Starts a new game.</text:span></text:p>
      <text:p text:style-name="P34"><text:span text:style-name="T13">Show Equipment</text:span><text:span text:style-name="T21">: Shows all Equipment you are wearing.</text:span></text:p>
      <text:p text:style-name="P41"><text:span text:style-name="T13">Show Inventory</text:span><text:span text:style-name="T21">: Shows all Items you are carrying.</text:span></text:p>
      <text:p text:style-name="P34"><text:span text:style-name="T13">Register Character</text:span><text:span text:style-name="T21">: Adds a Character File to the list of registered files.</text:span></text:p>
      <text:p text:style-name="P34"><text:span text:style-name="T13">Unregister Character</text:span><text:span text:style-name="T21">: Removes a Character File from the list of registered files.</text:span></text:p>
      <text:p text:style-name="P34"><text:span text:style-name="T13">Remove Character</text:span><text:span text:style-name="T21">: Removes a Character File from the list of registered files, then deletes its corresponding disk file. Use with caution, as this operation </text:span><text:span text:style-name="T34">cannot be undone</text:span><text:span text:style-name="T21">. </text:span></text:p>
      <text:p text:style-name="P34"><text:span text:style-name="T13">Edit Note...</text:span><text:span text:style-name="T21">: While playing a Maze, allows you to leave notes behind for later.</text:span></text:p>
      <text:p text:style-name="P34"><text:span text:style-name="T14">View Statistics...</text:span><text:span text:style-name="T21">: Displays in-depth statistics for </text:span><text:span text:style-name="T28">your character</text:span><text:span text:style-name="T21">.</text:span></text:p>
      <text:p text:style-name="P11">Help</text:p>
      <text:p text:style-name="P34"><text:span text:style-name="T13">Check for Updates...</text:span><text:span text:style-name="T21">: Checks to see if newer versions of the Game are available. Unlike the startup check, this check is NOT done in the background.</text:span></text:p>
      <text:p text:style-name="P34"><text:span text:style-name="T13">About TallerTower....</text:span><text:span text:style-name="T21">: Displays the Game’s About Box. (On Mac OS X, this command is in the TallerTower Menu.)</text:span></text:p>
      <text:p text:style-name="P34"><text:span text:style-name="T13">TallerTower </text:span><text:span text:style-name="T17">Object </text:span><text:span text:style-name="T13">Help</text:span><text:span text:style-name="T21">: Displays a window listing all the Objects and a short description of what each one does.</text:span></text:p>
      <text:p text:style-name="P9"/>
      <text:p text:style-name="P11">Preferences</text:p>
      <text:p text:style-name="P34"><text:span text:style-name="T21">The Game Preferences are divided into </text:span><text:span text:style-name="T23">t</text:span><text:span text:style-name="T30">hree</text:span><text:span text:style-name="T21"> tabs: </text:span><text:span text:style-name="T13">Media</text:span><text:span text:style-name="T24">, </text:span><text:span text:style-name="T16">View</text:span><text:span text:style-name="T26">,</text:span><text:span text:style-name="T13"> </text:span><text:span text:style-name="T21">and </text:span><text:span text:style-name="T13">Misc</text:span><text:span text:style-name="T21">. </text:span><text:span text:style-name="T23">The</text:span><text:span text:style-name="T21"> </text:span><text:span text:style-name="T13">Media</text:span><text:span text:style-name="T21"> </text:span><text:span text:style-name="T23">tab is</text:span><text:span text:style-name="T21"> for music/sound-related settings. </text:span><text:span text:style-name="T30">The </text:span><text:span text:style-name="T16">View</text:span><text:span text:style-name="T26"> tab controls the viewing window size during game play. </text:span><text:span text:style-name="T24">The</text:span><text:span text:style-name="T21"> </text:span><text:span text:style-name="T13">Misc.</text:span><text:span text:style-name="T21"> tab has </text:span><text:span text:style-name="T32">four</text:span><text:span text:style-name="T21"> settings: whether or not to check for updated versions when the Game is started,</text:span><text:span text:style-name="T30"> </text:span><text:span text:style-name="T23">whether or not to operate in One Move At A Time mode,</text:span><text:span text:style-name="T31"> whether or not to use the Map Battle engine, </text:span><text:span text:style-name="T32">and the game's overall difficulty</text:span><text:span text:style-name="T31">.</text:span></text:p>
      <text:p text:style-name="P9"/>
      <text:p text:style-name="P11">Starting A New Adventure</text:p>
      <text:p text:style-name="P34"><text:span text:style-name="T21">To start a new adventure, simply choose </text:span><text:span text:style-name="T15">New Game</text:span><text:span text:style-name="T21"> from the Game menu. The maze will be built, after the members of your adventuring party are chosen; this process is explained below.</text:span></text:p>
      <text:p text:style-name="P9"/>
      <text:p text:style-name="P11">How to Assemble Your Party</text:p>
      <text:p text:style-name="P9">Upon starting a new adventure, you'll be asked to create or pick characters for your party. The Pick option will only be offered if some characters already exist. The maximum number of characters that can be in your party is 1.</text:p>
      <text:p text:style-name="P11"/>
      <text:p text:style-name="P11">Main Screen</text:p>
      <text:p text:style-name="P34"><text:span text:style-name="T21">At the top, just below the window border, is the message area. When there is </text:span><text:span text:style-name="T21">something to display, it shows up there. On the right side is the statistics display. </text:span><text:span text:style-name="T21">The items shown are, from top to bottom: Health, Magic, Gold, Attack, Defense, Experience, and </text:span><text:span text:style-name="T29">Tower</text:span><text:span text:style-name="T21"> Level. In the center is the Maze itself. You are located in the center at all times.</text:span></text:p>
      <text:p text:style-name="P9"/>
      <text:p text:style-name="P11"><text:soft-page-break/>Game Controls</text:p>
      <text:p text:style-name="P9">To move, use the arrow keys – Up, Down, Left, and Right; <text:span text:style-name="T52">adding the Shift key enables diagonal movement by rotating 45 degrees clockwise</text:span>. You can also use the Numeric Keypad (make sure Num Lock is enabled), <text:span text:style-name="T64">or the QWE+ASD+ZXC keys (which function like the Numeric Keypad)</text:span>. Shift+Click an object to identify it. Its name will be displayed in the Message Area. If, for some reason, you need to make a "pass move" - that is, a do-nothing move, pressing 5 on the Numeric Keypad, <text:span text:style-name="T65">the S key,</text:span> or the <text:span text:style-name="T52">Shift+Enter</text:span> key<text:span text:style-name="T52">s</text:span> achieves this.</text:p>
      <text:p text:style-name="P9"/>
      <text:p text:style-name="P12">Game <text:span text:style-name="T66">Difficulty</text:span></text:p>
      <text:p text:style-name="P10">The difficulty setting chosen in the Preferences has profound effects on many parts of game play. It influences how long effects gained from the Maze last, the statistics of the monsters you fight, the likelihood of scoring critical hits and piercing hits, the likelihood of fumbling, and even the damage weapons do.</text:p>
      <text:p text:style-name="P9"/>
      <text:p text:style-name="P11">Line of Sight</text:p>
      <text:p text:style-name="P9">Only objects that are not blocked from view by walls, or that you have seen already are visible to you. Keep this in mind when exploring Mazes.</text:p>
      <text:p text:style-name="P11"/>
      <text:p text:style-name="P11">Seeing what you are carrying</text:p>
      <text:p text:style-name="P34"><text:span text:style-name="T21">To see what Items (if any) you have in your possession, choose </text:span><text:span text:style-name="T13">Show Inventory</text:span><text:span text:style-name="T21"> from the </text:span><text:span text:style-name="T13">Game</text:span><text:span text:style-name="T21"> menu. A dialog box will appear, listing everything you can carry and what quantity you have.</text:span></text:p>
      <text:p text:style-name="P9"/>
      <text:p text:style-name="P11">Your Health</text:p>
      <text:p text:style-name="P9">In addition to simply trying to find the <text:span text:style-name="T69">stairs</text:span>, managing your Health must be done as well. Should you run out for any reason, you <text:span text:style-name="T53">will be punished </text:span><text:span text:style-name="T54">by losing all Gold and 10% of your Experience (20% if you lost </text:span><text:span text:style-name="T55">a battle </text:span><text:span text:style-name="T54">without hurting your foe)</text:span>. Many things affect your Health, both good and bad.</text:p>
      <text:p text:style-name="P9"/>
      <text:p text:style-name="P11">Effects</text:p>
      <text:p text:style-name="P9">Various Objects in the Maze give effects when stepped on. These effects, along with their durations, will be displayed in the bottom pane. If no effects are currently active, the bottom pane will be collapsed. Effects can be either beneficial or detrimental.</text:p>
      <text:p text:style-name="P9"/>
      <text:p text:style-name="P11">Getting Help</text:p>
      <text:p text:style-name="P34"><text:span text:style-name="T21">To find out what all the Objects do, choose </text:span><text:span text:style-name="T13">TallerTower Help</text:span><text:span text:style-name="T21"> from the </text:span><text:span text:style-name="T13">Help</text:span><text:span text:style-name="T21"> menu. This will bring up a window that you can leave open while playing the game, listing each object and a short description of how it works.</text:span></text:p>
      <text:p text:style-name="P26"/>
      <text:p text:style-name="P18"/>
      <text:p text:style-name="P18">Gaining Levels</text:p>
      <text:p text:style-name="P26">Defeating monsters in battle is the primary way of earning experience towards the next level.</text:p>
      <text:p text:style-name="P18"/>
      <text:p text:style-name="P18"><text:soft-page-break/>Damage and Death</text:p>
      <text:p text:style-name="P26">If you get hit in battle, or step on hostile ground outside of battle, you suffer damage. If your health is reduced to 0 by this, you die; <text:span text:style-name="T57">fortunately, death will not end your game</text:span>. <text:span text:style-name="T57">Dying will strip you of all Gold and some Experience, </text:span><text:span text:style-name="T58">as well as healing you fully</text:span><text:span text:style-name="T57">.</text:span></text:p>
      <text:p text:style-name="P26"/>
      <text:p text:style-name="P18">Healing During Battle</text:p>
      <text:p text:style-name="P26">If you know any healing spells, you may cast them while in battle on <text:span text:style-name="T50">yourself</text:span>, to restore lost health. To heal while outside battle, visit a healing shop.</text:p>
      <text:p text:style-name="P18"/>
      <text:p text:style-name="P18">Note Keeper</text:p>
      <text:p text:style-name="P26">Notes may be created/edited while exploring the Maze by using the <text:span text:style-name="T68">Edit Note...</text:span> command in the Game menu. If a note is present on a particular space of the Maze, it will be indicated with a little N icon in the upper-right corner. Your notes are saved along with the rest of the game's state when you save your progress. You can only read notes on the space you currently occup<text:span text:style-name="T51">y</text:span>.</text:p>
      <text:p text:style-name="P26"/>
      <text:p text:style-name="P18">Learning Spells</text:p>
      <text:p text:style-name="P26">Spells are learned from Spell Shops. Spells may be learned in any order, if you possess enough Gold to do so.</text:p>
      <text:p text:style-name="P4"/>
      <text:p text:style-name="P5"><text:span text:style-name="T67">Window </text:span>Battle Engine</text:p>
      <text:p text:style-name="P22">Fighting Monsters</text:p>
      <text:p text:style-name="P37"><text:span text:style-name="T37">To attack the enemy, either click the </text:span><text:span text:style-name="T20">Attack</text:span><text:span text:style-name="T37"> button, or press A on the keyboard. If you wish to attempt to flee, instead of attacking, click the </text:span><text:span text:style-name="T20">Flee</text:span><text:span text:style-name="T37"> button, or press F on the keyboard. Note that if your flee attempt fails, you’ll automatically attack </text:span><text:span text:style-name="T37">instead.</text:span></text:p>
      <text:p text:style-name="P29"/>
      <text:p text:style-name="P22">Special Actions</text:p>
      <text:p text:style-name="P29">Sometimes, when you attack (and also when the enemy attacks you), different things may occur. One of these is fumbling; if this occurs a random amount of damage will be dealt to the fumbler, based on the power of the weapon held. Attacks can hit with varying amounts of force, from pathetic to brutal. Attacks will sometimes pierce the armor of the defender too... so beware. Additionally, it is possible for you (and the enemy) to act multiple times in the same round… but only for regular attacks, not any other actions.</text:p>
      <text:p text:style-name="P22"/>
      <text:p text:style-name="P22">Casting Spells</text:p>
      <text:p text:style-name="P37"><text:span text:style-name="T37">To cast a spell, assuming you have learned at least one, click the </text:span><text:span text:style-name="T20">Cast Spell</text:span><text:span text:style-name="T37"> </text:span><text:span text:style-name="T37">button, or press C on the keyboard. The spell selection screen will appear. Select the spell you wish </text:span><text:span text:style-name="T37">to cast, and click OK (or simply press Return on the keyboard). If you don’t know any spells, or don’t have enough MP to cast the spell you’re </text:span><text:span text:style-name="T37">trying to cast, a message will be displayed indicating this.</text:span></text:p>
      <text:p text:style-name="P22"/>
      <text:p text:style-name="P22">Stealing Money</text:p>
      <text:p text:style-name="P37"><text:span text:style-name="T37">To attempt to steal from the enemy, click the </text:span><text:span text:style-name="T20">Steal</text:span><text:span text:style-name="T37"> button, or press S on the </text:span><text:soft-page-break/><text:span text:style-name="T37">keyboard. If the attempt succeeds, you'll be told how much money you stole. Beware, though: regardless of whether the steal attempt succeeds or fails, the enemy gets a free chance to hit you.</text:span></text:p>
      <text:p text:style-name="P29"/>
      <text:p text:style-name="P22">Using Items</text:p>
      <text:p text:style-name="P37"><text:span text:style-name="T37">To use an item, click the </text:span><text:span text:style-name="T20">Use an Item</text:span><text:span text:style-name="T37"> button, or press I on the keyboard. Items do various things when used in battle, from healing you to damaging or incapacitating the enemy.</text:span></text:p>
      <text:p text:style-name="P29"/>
      <text:p text:style-name="P22">Draining the Enemy</text:p>
      <text:p text:style-name="P37"><text:span text:style-name="T37">To attempt to drain the enemy's MP, click the </text:span><text:span text:style-name="T20">Drain</text:span><text:span text:style-name="T37"> button, or press D on the keyboard. If the attempt succeeds, the enemy loses some MP, and you gain that lost MP. Beware, though: regardless of whether the drain attempt succeeds or fails, the enemy gets a free chance to hit you.</text:span></text:p>
      <text:p text:style-name="P29"/>
      <text:p text:style-name="P22">Victory! / Defeat!</text:p>
      <text:p text:style-name="P29">The battle ends when either you or the enemy has run out of HP. If you win, and do not lose any HP, you get a perfect fight bonus in the form of extra gold. If you lose, and fail to hurt the enemy, you get a different message compared to losing normally. If both you and the enemy run out of HP at the same time, the battle is declared a draw, and you get fully healed. If you gain enough XP to level up, a message will be displayed indicating this.</text:p>
      <text:p text:style-name="P18"/>
      <text:p text:style-name="P6"><text:span text:style-name="T67">Map </text:span>Battle Engine</text:p>
      <text:p text:style-name="P24">Fighting Monsters</text:p>
      <text:p text:style-name="P33">To attack an enemy, move next to it first, then attempt to move into the square it occupies; this causes you to attack it instead of moving.</text:p>
      <text:p text:style-name="P33"/>
      <text:p text:style-name="P25">Shooting Arrows</text:p>
      <text:p text:style-name="P44"><text:span text:style-name="T41">To shoot arrows in battle, hold down the Shift key and press </text:span><text:span text:style-name="T42">the movement key corresponding to the direction to shoot</text:span><text:span text:style-name="T41">. Arrows never miss their targets, ignore enemy defenses, and keep flying until they hit something solid.</text:span></text:p>
      <text:p text:style-name="P31"/>
      <text:p text:style-name="P24">Special Actions</text:p>
      <text:p text:style-name="P31">Sometimes, when you attack (and also when the enemy attacks you), different things may occur. One of these is fumbling; if this occurs a random amount of damage will be dealt to the fumbler, based on the power of the weapon held. Attacks can hit with varying amounts of force, from pathetic to brutal. Attacks will sometimes pierce the armor of the defender too... so beware.</text:p>
      <text:p text:style-name="P31"/>
      <text:p text:style-name="P24">Casting Spells</text:p>
      <text:p text:style-name="P38"><text:span text:style-name="T37">To cast a spell, assuming you have learned at least one, click the </text:span><text:span text:style-name="T20">Cast Spell</text:span><text:span text:style-name="T37"> </text:span><text:span text:style-name="T37">button, or press </text:span><text:span text:style-name="T43">Ctrl+C (Windows and Linux) / Command+C (OS X)</text:span><text:span text:style-name="T37"> on the keyboard. The spell selection screen will appear. Select the spell you wish to </text:span><text:span text:style-name="T37">cast, and click OK (or simply press Return on the keyboard). If you don’t know any spells, or don’t have enough MP to cast the spell you’re trying to cast, a </text:span><text:soft-page-break/><text:span text:style-name="T37">message will be displayed indicating this.</text:span></text:p>
      <text:p text:style-name="P31"/>
      <text:p text:style-name="P24">Stealing Money</text:p>
      <text:p text:style-name="P39"><text:span text:style-name="T37">To attempt to steal from the enemy, click the </text:span><text:span text:style-name="T20">Steal</text:span><text:span text:style-name="T37"> button, or press </text:span><text:span text:style-name="T43">Ctrl+T (Windows and Linux) / Command+T (OS X)</text:span><text:span text:style-name="T37"> on the keyboard. If the attempt succeeds, you'll be told how much money you stole. Beware, though: regardless of whether the steal attempt succeeds or fails, the enemy gets a free chance to hit you.</text:span></text:p>
      <text:p text:style-name="P31"/>
      <text:p text:style-name="P24">Using Items</text:p>
      <text:p text:style-name="P39"><text:span text:style-name="T37">To use an item, click the </text:span><text:span text:style-name="T20">Use an Item</text:span><text:span text:style-name="T37"> button, or press </text:span><text:span text:style-name="T43">Ctrl+I (Windows and Linux) / Command+I (OS X)</text:span><text:span text:style-name="T37"> on the keyboard. Items do various things when used in battle, from healing you to damaging or incapacitating the enemy.</text:span></text:p>
      <text:p text:style-name="P31"/>
      <text:p text:style-name="P24">Draining the Enemy</text:p>
      <text:p text:style-name="P39"><text:span text:style-name="T37">To attempt to drain the enemy's MP, click the </text:span><text:span text:style-name="T20">Drain</text:span><text:span text:style-name="T37"> button, or press </text:span><text:span text:style-name="T43">Ctrl+D (Windows and Linux) / Command+D (OS X)</text:span><text:span text:style-name="T37"> on the keyboard. If the attempt succeeds, the enemy loses some MP, and you gain that lost MP. Beware, though: regardless of whether the drain attempt succeeds or fails, the enemy gets a free chance to hit you.</text:span></text:p>
      <text:p text:style-name="P31"/>
      <text:p text:style-name="P24">Victory! / Defeat!</text:p>
      <text:p text:style-name="P31">The battle ends when either you or the enemy has run out of HP. If you win, and do not lose any HP, you get a perfect fight bonus in the form of extra gold. If you lose, and fail to hurt the enemy, you get a different message compared to losing normally. If both you and the enemy run out of HP at the same time, the battle is declared a draw, and you get fully healed. If you gain enough XP to level up, a message will be displayed indicating this.</text:p>
      <text:p text:style-name="P18"/>
      <text:p text:style-name="P18">Items</text:p>
      <text:p text:style-name="P26">Items are purchased from shops, and automatically equipped as soon as the transaction is completed. There are 4 kinds of shops that sell items: Weapon Shops, Armor Shops, Item Shops (which sell items usable in battle), and Socks Shops (items that act each time you take a step). Of the 4 types, only Item Shops sell items that are not equipment.</text:p>
      <text:p text:style-name="P19"/>
      <text:p text:style-name="P19">Enchantments for Equipment</text:p>
      <text:p text:style-name="P27">Equipment can be improved in ways other than improving the base material from which it is made. Socks, however, cannot be enchanted. There are two kinds of enchantment<text:span text:style-name="T59">s</text:span> available:</text:p>
      <text:p text:style-name="P27"/>
      <text:p text:style-name="P35"><text:span text:style-name="T45">Blessing: </text:span><text:span text:style-name="T37">Getting this on your equipment increases its effectiveness. Blessed </text:span><text:span text:style-name="T37">items will have a +X suffix attached to them, where X is the number of times it has been blessed. Blessings increase the power of the item they are applied to. </text:span><text:span text:style-name="T37">Blessings increase in cost as more are applied, and cannot be applied more than 9 times to a single item. Blessings are referred to as "Bonus" in the various </text:span><text:soft-page-break/><text:span text:style-name="T37">equipment formulas. Blessings are sold at Enhancement Shops, which can be easily distinguished from other shops by the large E on their doors.</text:span></text:p>
      <text:p text:style-name="P26"/>
      <text:p text:style-name="P35"><text:span text:style-name="T45">Faith Power: </text:span><text:span text:style-name="T37">Getting this on your equipment increases its effectiveness also. Faith Powered items will have a prefix attached to them, where the prefix is determined by the number of times it has been powered, as well as what Faith the power came from. Faith Powers do NOT increase the power of the item they are applied to. Faith Powers increase in cost as more are applied, and cannot be applied more than 9 times to a single item. A Faith Powered weapon will deal additional damage. Faith Powered armor reduces the damage you take, above and beyond what the armor itself provides. Faith Powers are sold at Faith Power Shops, which can be easily distinguished from other shops by the large F on their doors.</text:span></text:p>
      <text:p text:style-name="P18"/>
      <text:p text:style-name="P18">World Wide Web</text:p>
      <text:p text:style-name="Standard"><text:span text:style-name="T48">The OFFICIAL Putty Software web site: </text:span><text:a xlink:type="simple" xlink:href="http://www.puttysoftware.com/"><text:span text:style-name="T49">http://www.puttysoftware.com/</text:span></text:a></text:p>
      <text:p text:style-name="P26"/>
      <text:p text:style-name="P15">The Race System</text:p>
      <text:p text:style-name="P20">The Predefined Races, by Group</text:p>
      <text:p text:style-name="P36"><text:span text:style-name="T36">Humanoid Group</text:span><text:span text:style-name="T37">: Dwarf, Elf, Gnome, Goblin, Human, Orc, Troll, Vampire</text:span></text:p>
      <text:p text:style-name="P36"><text:span text:style-name="T36">Robotic Group</text:span><text:span text:style-name="T37">: Cyborg, Robot</text:span></text:p>
      <text:p text:style-name="P36"><text:span text:style-name="T36">Animal Group</text:span><text:span text:style-name="T37">: Eagle, Lizard, Penguin, Turtle, Wolf</text:span></text:p>
      <text:p text:style-name="P36"><text:span text:style-name="T36">Undead Group</text:span><text:span text:style-name="T37">: Ghost, Shade</text:span></text:p>
      <text:p text:style-name="P36"><text:span text:style-name="T36">Organic Group</text:span><text:span text:style-name="T37">: Mush, Slime</text:span></text:p>
      <text:p text:style-name="P36"><text:span text:style-name="T36">Unknown Group</text:span><text:span text:style-name="T37">: Demon</text:span></text:p>
      <text:p text:style-name="P28"/>
      <text:p text:style-name="P20">How many races are there? (I can't count the grouped list.)</text:p>
      <text:p text:style-name="P28">Exactly twenty (20) predefined races exist.</text:p>
      <text:p text:style-name="P15"/>
      <text:p text:style-name="P15">The Caste System</text:p>
      <text:p text:style-name="P28">TallerTower has just four castes: Annihilator, Buffer, Curer, and Debuffer. Your caste determines what spell book you use as well as what weapon set you use.</text:p>
      <text:p text:style-name="P32"/>
      <text:p text:style-name="P16">The Faith System</text:p>
      <text:p text:style-name="P20">How many faiths are there?</text:p>
      <text:p text:style-name="P28">There are a total of 9 faiths: None, Heat, Cold, Rock, Gust, Beam, Dead, Bolt, and Boom.</text:p>
      <text:p text:style-name="P30"/>
      <text:p text:style-name="P23">What has a faith?</text:p>
      <text:p text:style-name="P30">Each character in your party has a faith.</text:p>
      <text:p text:style-name="P30"><text:span text:style-name="T56">T</text:span>he monsters you fight have faiths <text:span text:style-name="T56">too</text:span>.</text:p>
      <text:p text:style-name="P23"/>
      <text:p text:style-name="P23">What are the effects of having a faith?</text:p>
      <text:p text:style-name="P30">Faith affects skill with and defense against faith-aligned attacks and spells. <text:s/>Those who have the None faith have no skill or defense bonuses or penalties in any faith.</text:p>
      <text:p text:style-name="P15"><text:soft-page-break/></text:p>
      <text:p text:style-name="P16">The Personality System</text:p>
      <text:p text:style-name="P20">How many personalities are there?</text:p>
      <text:p text:style-name="P28">There are a total of 25 personalities.</text:p>
      <text:p text:style-name="P30"/>
      <text:p text:style-name="P23">What are the effects of having a personality?</text:p>
      <text:p text:style-name="P30">Personality affects experience in battle, level up speed, wealth, carrying capacity, and movement.</text:p>
      <text:p text:style-name="P28"/>
      <text:p text:style-name="P15">Character Genders</text:p>
      <text:p text:style-name="P20">What are the general effects of gender?</text:p>
      <text:p text:style-name="P28">Genders primarily exist to give flavor to your characters.</text:p>
      <text:p text:style-name="P26"/>
      <text:p text:style-name="P18">Appendix of Formulas</text:p>
      <text:p text:style-name="P18"/>
      <text:p text:style-name="P7">Formula 1: Equipment Power</text:p>
      <text:p text:style-name="P26"/>
      <text:p text:style-name="P26">Equipment Power = Material (0 to <text:span text:style-name="T60">19</text:span>) x 10 + Bonus (-9 to 9)</text:p>
      <text:p text:style-name="P26">Equipment Power Range: <text:span text:style-name="T60">-9</text:span> to <text:span text:style-name="T60">199</text:span></text:p>
      <text:p text:style-name="P26"/>
      <text:p text:style-name="P34"><text:span text:style-name="T37">Note: </text:span><text:span text:style-name="T45">Bolded</text:span><text:span text:style-name="T37"> text in the formula represents the part to be evaluated next.</text:span></text:p>
      <text:p text:style-name="P26"/>
      <text:p text:style-name="P26">Example 1: Bamboo Stick -9 has power <text:span text:style-name="T60">-9</text:span></text:p>
      <text:p text:style-name="P34"><text:span text:style-name="T37">Looking up Bamboo in the material table gives </text:span><text:span text:style-name="T38">0</text:span></text:p>
      <text:p text:style-name="P34"><text:span text:style-name="T38">Formula</text:span><text:span text:style-name="T37">: </text:span><text:span text:style-name="T47">0</text:span><text:span text:style-name="T46"> × </text:span><text:span text:style-name="T45">10</text:span><text:span text:style-name="T37"> - 9</text:span></text:p>
      <text:p text:style-name="P34"><text:span text:style-name="T37">Simplifies to: </text:span><text:span text:style-name="T45">0 - 9</text:span></text:p>
      <text:p text:style-name="P26">Final Answer: <text:span text:style-name="T60">-9</text:span></text:p>
      <text:p text:style-name="P26"/>
      <text:p text:style-name="P26">Example 2: <text:span text:style-name="T60">Diamond</text:span> Axe +9 has power <text:span text:style-name="T60">1</text:span>99</text:p>
      <text:p text:style-name="P34"><text:span text:style-name="T37">Looking up </text:span><text:span text:style-name="T44">Diamond</text:span><text:span text:style-name="T37"> in the material table gives </text:span><text:span text:style-name="T38">19</text:span></text:p>
      <text:p text:style-name="P34"><text:span text:style-name="T38">Formula</text:span><text:span text:style-name="T37">: </text:span><text:span text:style-name="T47">1</text:span><text:span text:style-name="T45">9 × 10</text:span><text:span text:style-name="T37"> + 9</text:span></text:p>
      <text:p text:style-name="P34"><text:span text:style-name="T37">Simplifies to: </text:span><text:span text:style-name="T47">1</text:span><text:span text:style-name="T45">90 + 9</text:span></text:p>
      <text:p text:style-name="P26">Final Answer: <text:span text:style-name="T60">1</text:span>99</text:p>
      <text:p text:style-name="P26"/>
      <text:p text:style-name="P26">Weapon Base (Maximum) Damage = Power (ignoring Bonus) / 10 (integer)</text:p>
      <text:p text:style-name="P26">Weapon Bonus (Minimum and Maximum) Damage = Bonus (integer)</text:p>
      <text:p text:style-name="P26">Armor <text:span text:style-name="T61">Direct</text:span> Damage Reduction = Power / 10 (<text:span text:style-name="T62">integer</text:span>) <text:span text:style-name="T63">+ Bonus</text:span></text:p>
      <text:p text:style-name="P26">Minimum <text:span text:style-name="T61">Direct</text:span> DR = 0 (no armor equipped)</text:p>
      <text:p text:style-name="P34"><text:span text:style-name="T37">Maximum </text:span><text:span text:style-name="T39">Direct</text:span><text:span text:style-name="T37"> DR = </text:span><text:span text:style-name="T40">28</text:span></text:p>
      <text:p text:style-name="P18"/>
      <text:p text:style-name="P18">Appendix of Lists</text:p>
      <text:p text:style-name="P8">List 1: Numbers to Percentages (Used for Resistance and Stat Growth)</text:p>
      <text:p text:style-name="P27"/>
      <text:p text:style-name="P27">15-point range, 0 to 14 (inclusive on both ends), default is 7</text:p>
      <text:p text:style-name="P27">Percentage Scale (min 0, max 100, center 50) - used for magical resistance</text:p>
      <text:p text:style-name="P27">0 = 0%</text:p>
      <text:p text:style-name="P27"><text:soft-page-break/>1 = 7%</text:p>
      <text:p text:style-name="P27">2 = 14%</text:p>
      <text:p text:style-name="P27">3 = 21%</text:p>
      <text:p text:style-name="P27">4 = 29%</text:p>
      <text:p text:style-name="P27">5 = 36%</text:p>
      <text:p text:style-name="P27">6 = 43%</text:p>
      <text:p text:style-name="P27">7 = 50%</text:p>
      <text:p text:style-name="P27">8 = 57%</text:p>
      <text:p text:style-name="P27">9 = 64%</text:p>
      <text:p text:style-name="P27">10 = 71%</text:p>
      <text:p text:style-name="P27">11 = 79%</text:p>
      <text:p text:style-name="P27">12 = 86%</text:p>
      <text:p text:style-name="P27">13 = 93%</text:p>
      <text:p text:style-name="P27">14 = 100%</text:p>
      <text:p text:style-name="P27"/>
      <text:p text:style-name="P27">15-point range, -7 to 7 (inclusive on both ends), default is 0</text:p>
      <text:p text:style-name="P27">Percentage Scale (min 50, max 150, center 100) - used for stats</text:p>
      <text:p text:style-name="P27">-7 = 50%</text:p>
      <text:p text:style-name="P27">-6 = 57%</text:p>
      <text:p text:style-name="P27">-5 = 64%</text:p>
      <text:p text:style-name="P27">-4 = 71%</text:p>
      <text:p text:style-name="P27">-3 = 79%</text:p>
      <text:p text:style-name="P27">-2 = 86%</text:p>
      <text:p text:style-name="P27">-1 = 93%</text:p>
      <text:p text:style-name="P27">0 = 100%</text:p>
      <text:p text:style-name="P27">+1 = 107%</text:p>
      <text:p text:style-name="P27">+2 = 114%</text:p>
      <text:p text:style-name="P27">+3 = 121%</text:p>
      <text:p text:style-name="P27">+4 = 129%</text:p>
      <text:p text:style-name="P27">+5 = 136%</text:p>
      <text:p text:style-name="P27">+6 = 143%</text:p>
      <text:p text:style-name="P26">+7 = 150%</text:p>
      <text:p text:style-name="P26"/>
      <text:p text:style-name="P7"/>
      <text:p text:style-name="P7">List 2: Statistics</text:p>
      <text:p text:style-name="P13">Statistics Abbreviations, Descriptions, and Levels</text:p>
      <text:p text:style-name="P17">Level Descriptions</text:p>
      <text:p text:style-name="P35"><text:span text:style-name="T20">Raw:</text:span><text:span text:style-name="T37"> A creature's basic stat.</text:span></text:p>
      <text:p text:style-name="P35"><text:span text:style-name="T20">Inherent:</text:span><text:span text:style-name="T37"> A basic stat for an equippable object or castable spell.</text:span></text:p>
      <text:p text:style-name="P35"><text:span text:style-name="T20">Factor: </text:span><text:span text:style-name="T37">A modifier for a computed stat.</text:span></text:p>
      <text:p text:style-name="P35"><text:span text:style-name="T20">Computed:</text:span><text:span text:style-name="T37"> A stat with a value dependent on at least one raw stat, zero or one inherent stats, and at least one factor.</text:span></text:p>
      <text:p text:style-name="P35"><text:span text:style-name="T20">Effective:</text:span><text:span text:style-name="T37"> A stat that applies at action time and is computed only at that time.</text:span></text:p>
      <text:p text:style-name="P27"/>
      <text:p text:style-name="P19">Strength (STR)</text:p>
      <text:p text:style-name="P8">Level: Raw</text:p>
      <text:p text:style-name="P27"><text:soft-page-break/>Description: Raw muscle of a creature.</text:p>
      <text:p text:style-name="P27"/>
      <text:p text:style-name="P19">Power (POW)</text:p>
      <text:p text:style-name="P8">Level: Inherent</text:p>
      <text:p text:style-name="P27">Description: The damaging ability of weapons and spells.</text:p>
      <text:p text:style-name="P27"/>
      <text:p text:style-name="P19">Strength-Attack Factor (SAF)</text:p>
      <text:p text:style-name="P8">Level: Factor</text:p>
      <text:p text:style-name="P27">Description: A multiplier that modifies the contribution of strength to attack.</text:p>
      <text:p text:style-name="P27"/>
      <text:p text:style-name="P19">Power-Attack Factor (PAF)</text:p>
      <text:p text:style-name="P8">Level: Factor</text:p>
      <text:p text:style-name="P27">Description: A multiplier that modifies the contribution of power to attack.</text:p>
      <text:p text:style-name="P27"/>
      <text:p text:style-name="P19">Attack (ATK)</text:p>
      <text:p text:style-name="P8">Level: Computed</text:p>
      <text:p text:style-name="P27">Description: (Strength * Strength-Attack Factor) + (Power * Power-Attack Factor)</text:p>
      <text:p text:style-name="P27"/>
      <text:p text:style-name="P19">Block (BLK)</text:p>
      <text:p text:style-name="P8">Level: Inherent</text:p>
      <text:p text:style-name="P27">Description: The absorbing ability of armor.</text:p>
      <text:p text:style-name="P27"/>
      <text:p text:style-name="P19">Block-Defense Factor (BDF)</text:p>
      <text:p text:style-name="P8">Level: Factor</text:p>
      <text:p text:style-name="P27">Description: A multiplier that modifies the contribution of block to defense.</text:p>
      <text:p text:style-name="P19"/>
      <text:p text:style-name="P19">Agility (AGI)</text:p>
      <text:p text:style-name="P8">Level: Raw</text:p>
      <text:p text:style-name="P27">Description: How fast a creature acts.</text:p>
      <text:p text:style-name="P27"/>
      <text:p text:style-name="P19">Agility-Defense Factor (ADF)</text:p>
      <text:p text:style-name="P8">Level: Factor</text:p>
      <text:p text:style-name="P27">Description: A multiplier that modifies the contribution of agility to defense.</text:p>
      <text:p text:style-name="P27"/>
      <text:p text:style-name="P19">Defense (DEF)</text:p>
      <text:p text:style-name="P8">Level: Computed</text:p>
      <text:p text:style-name="P27">Description: (Block * Block-Defense Factor) + (Agility * Agility-Defense Factor)</text:p>
      <text:p text:style-name="P27"/>
      <text:p text:style-name="P19">Damage (DMG)</text:p>
      <text:p text:style-name="P8">Level: Effective</text:p>
      <text:p text:style-name="P27">Description: Attack - Enemy Defense</text:p>
      <text:p text:style-name="P27"/>
      <text:p text:style-name="P19">Weight (WGT)</text:p>
      <text:p text:style-name="P8">Level: Inherent</text:p>
      <text:p text:style-name="P27">Description: How much an object slows down the creature wearing it.</text:p>
      <text:p text:style-name="P27"/>
      <text:p text:style-name="P19"><text:soft-page-break/>Agility-Speed Factor (ASF)</text:p>
      <text:p text:style-name="P8">Level: Factor</text:p>
      <text:p text:style-name="P27">Description: A multiplier that modifies the contribution of agility to speed.</text:p>
      <text:p text:style-name="P27"/>
      <text:p text:style-name="P19">Weight-Speed Factor (WSF)</text:p>
      <text:p text:style-name="P8">Level: Raw</text:p>
      <text:p text:style-name="P27">Description: A multiplier that modifies the contribution of weight to speed.</text:p>
      <text:p text:style-name="P27"/>
      <text:p text:style-name="P19">Speed (SPD)</text:p>
      <text:p text:style-name="P8">Level: Computed</text:p>
      <text:p text:style-name="P27">Description: (Agility * Agility-Speed Factor) - (Weight * Weight-Speed Factor)</text:p>
      <text:p text:style-name="P27"/>
      <text:p text:style-name="P19">Initiative (INI)</text:p>
      <text:p text:style-name="P8">Level: Effective</text:p>
      <text:p text:style-name="P27">Description: Speed - Enemy Speed (if positive, you act first; if negative, enemy acts first; if zero, Luck difference used to break tie; if still tied, decided randomly)</text:p>
      <text:p text:style-name="P19"/>
      <text:p text:style-name="P19">Vitality (VIT)</text:p>
      <text:p text:style-name="P8">Level: Raw</text:p>
      <text:p text:style-name="P27">Description: A creature’s stamina.</text:p>
      <text:p text:style-name="P27"/>
      <text:p text:style-name="P19">Vitality-Health Factor (VHF)</text:p>
      <text:p text:style-name="P8">Level: Factor</text:p>
      <text:p text:style-name="P27">Description: A multiplier that modifies the contribution of vitality to maximum health.</text:p>
      <text:p text:style-name="P27"/>
      <text:p text:style-name="P19">Current Health (CH)</text:p>
      <text:p text:style-name="P8">Level: Raw</text:p>
      <text:p text:style-name="P27">Description: A creature’s overall health. If this drops below 1, the creature becomes dead. This cannot exceed the maximum health.</text:p>
      <text:p text:style-name="P27"/>
      <text:p text:style-name="P19">Maximum Health (MH)</text:p>
      <text:p text:style-name="P8">Level: Computed</text:p>
      <text:p text:style-name="P27">Description: Vitality * Vitality-Health Factor</text:p>
      <text:p text:style-name="P27"/>
      <text:p text:style-name="P19"/>
      <text:p text:style-name="P19">Intelligence (INT)</text:p>
      <text:p text:style-name="P8">Level: Raw</text:p>
      <text:p text:style-name="P27">Description: A creature’s knowledge of the mystical arts.</text:p>
      <text:p text:style-name="P27"/>
      <text:p text:style-name="P19">Intelligence-Magic Factor (IMF)</text:p>
      <text:p text:style-name="P8">Level: Factor</text:p>
      <text:p text:style-name="P27">Description: A multiplier that modifies the contribution of intelligence to maximum magic.</text:p>
      <text:p text:style-name="P27"/>
      <text:p text:style-name="P19">Current Magic (CM)</text:p>
      <text:p text:style-name="P8"><text:soft-page-break/>Level: Raw</text:p>
      <text:p text:style-name="P27">Description: A creature’s ability to use the mystical arts. If this drops below 1, the creature becomes unable to use mystical arts. This cannot exceed the maximum magic, nor can it drop below 0.</text:p>
      <text:p text:style-name="P27"/>
      <text:p text:style-name="P19">Maximum Magic (MM)</text:p>
      <text:p text:style-name="P8">Level: Computed</text:p>
      <text:p text:style-name="P27">Description: Intelligence * Intelligence-Magic Factor</text:p>
      <text:p text:style-name="P27"/>
      <text:p text:style-name="P19">Luck (LUC)</text:p>
      <text:p text:style-name="P8">Level: Raw</text:p>
      <text:p text:style-name="P27">Description: A creature’s likelihood of situations resolving in their favor.</text:p>
      <text:p text:style-name="P27"/>
      <text:p text:style-name="P19">Luck-Hit Factor (LHF)</text:p>
      <text:p text:style-name="P8">Level: Factor</text:p>
      <text:p text:style-name="P27">Description: A multiplier that modifies the contribution of luck to hit chance.</text:p>
      <text:p text:style-name="P27"/>
      <text:p text:style-name="P19">Differential-Hit Factor (DHF)</text:p>
      <text:p text:style-name="P8">Level: Factor</text:p>
      <text:p text:style-name="P27">Description: A multiplier that modifies the contribution of the difference between your attack and the enemy’s defense to hit chance.</text:p>
      <text:p text:style-name="P27"/>
      <text:p text:style-name="P19">Hit Chance (HIT)</text:p>
      <text:p text:style-name="P8">Level: Computed</text:p>
      <text:p text:style-name="P27">Description: (Attack - Enemy Defense) * Differential-Hit Factor + (Luck * Luck-Hit Factor)</text:p>
      <text:p text:style-name="P27"/>
      <text:p text:style-name="P19">Luck-Dodge Factor (LDF)</text:p>
      <text:p text:style-name="P8">Level: Factor</text:p>
      <text:p text:style-name="P27">Description: A multiplier that modifies the contribution of luck to dodge chance.</text:p>
      <text:p text:style-name="P27"/>
      <text:p text:style-name="P19">Differential-Dodge Factor (DDF)</text:p>
      <text:p text:style-name="P8">Level: Factor</text:p>
      <text:p text:style-name="P35"><text:span text:style-name="T37">Description: A multiplier that modifies the contribution of the difference between the </text:span><text:span text:style-name="T37">enemy’s attack and your defense to dodge chance.</text:span></text:p>
      <text:p text:style-name="P27"/>
      <text:p text:style-name="P21">Agility-Dodge Factor (ADF)</text:p>
      <text:p text:style-name="P8">Level: Factor</text:p>
      <text:p text:style-name="P27">Description: A multiplier that modifies the contribution of agility to dodge chance.</text:p>
      <text:p text:style-name="P27"/>
      <text:p text:style-name="P19">Dodge Chance (DDG)</text:p>
      <text:p text:style-name="P8">Level: Computed</text:p>
      <text:p text:style-name="P27">Description: (Enemy Attack - Defense) * Differential-Dodge Factor + (Luck * Luck-Dodge Factor) + (Agility * Agility-Dodge Factor)</text:p>
      <text:p text:style-name="P27"/>
      <text:p text:style-name="P8">List 3: Statistics Advancement</text:p>
      <text:p text:style-name="P8"><text:soft-page-break/></text:p>
      <text:p text:style-name="P14">Stat Advancement</text:p>
      <text:p text:style-name="P17">Raw Statistics</text:p>
      <text:p text:style-name="P27">The six "core" raw statistics – Strength, Block, Agility, Vitality, Intelligence, and Luck – all change only when a level is gained.</text:p>
      <text:p text:style-name="P27">Current Health changes when the creature is healed or suffers damage, and is NOT subject to the advancement rules above.</text:p>
      <text:p text:style-name="P27">Current Magic changes when the creature regenerates, is drained, or casts a spell, and is NOT subject to the advancement rules above.</text:p>
      <text:p text:style-name="P27">Maximum Health changes when Vitality changes.</text:p>
      <text:p text:style-name="P27">Maximum Magic changes when Intelligence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dc:date>2013-07-14T10:20:23</dc:date>
    <meta:editing-duration>PT1H15M32S</meta:editing-duration>
    <meta:editing-cycles>93</meta:editing-cycles>
    <meta:document-statistic meta:table-count="0" meta:image-count="0" meta:object-count="0" meta:page-count="13" meta:paragraph-count="302" meta:word-count="3779" meta:character-count="21765" meta:non-whitespace-character-count="18278"/>
  </office:meta>
</office:document-meta>
</file>